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table:number-columns-repeated="9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97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8T18:57:30.296697594</dc:date>
    <meta:editing-duration>P32DT8H21M59S</meta:editing-duration>
    <meta:editing-cycles>77</meta:editing-cycles>
    <meta:generator>LibreOffice/5.1.6.2$Linux_X86_64 LibreOffice_project/10m0$Build-2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216cm" svg:y="0.379cm" svg:width="18.952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